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Courier New1"/>
    </style:style>
    <style:style style:name="P4" style:family="paragraph" style:parent-style-name="Standard">
      <style:paragraph-properties fo:text-align="center" style:justify-single-word="false"/>
      <style:text-properties style:font-name="Times New Roman"/>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Courier New"/>
    </style:style>
    <style:style style:name="T4" style:family="text">
      <style:text-properties style:font-name="Courier New" fo:font-size="9pt" style:font-size-asian="9pt" style:font-size-complex="9pt"/>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style:text-position="sub 58%"/>
    </style:style>
    <style:style style:name="T8" style:family="text">
      <style:text-properties style:text-position="sub 58%" fo:font-style="italic" style:font-style-asian="italic" style:font-style-complex="italic"/>
    </style:style>
    <style:style style:name="T9" style:family="text">
      <style:text-properties style:font-name="Courier New1"/>
    </style:style>
    <style:style style:name="T10" style:family="text">
      <style:text-properties style:font-name="Courier New1" fo:font-size="10pt" style:font-size-asian="10pt" style:font-size-complex="10pt"/>
    </style:style>
    <style:style style:name="T11" style:family="text">
      <style:text-properties style:font-name="Courier New1" fo:font-size="10.5pt" style:font-size-asian="10.5pt" style:font-size-complex="10.5pt"/>
    </style:style>
    <style:style style:name="T12" style:family="text">
      <style:text-properties style:font-name="Courier New1"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1 <text:s text:c="2"/>Preferencias y estabilidad</text:h>
      <text:p text:style-name="Standard">El voto es la moneda de cambio de la democracia y por ello la teoría de votación se ubica en lo más fundamental de la ciencia política. Esta venerable tradición de pensamiento concibe comúnmente al voto como subproducto de las preferencias políticas del individuo. A pesar de la pluralidad de aproximaciones al fenómeno del voto, la academia suele dar por sentado, explícita o implícitamente, que dichas preferencias y la ideología que las enmarca son un rasgo individual consistente en el tiempo. </text:p>
      <text:p text:style-name="Standard"/>
      <text:p text:style-name="Standard">La escuela sociológica del voto, por ejemplo, hace hincapié en el continuo refuerzo social de las preferencias partidistas (Berelson <text:span text:style-name="T1">et al</text:span>. 1954). El voto, desde esta perspectiva, es una función de los antecedentes familiares del ciudadano, sus asociaciones y discusiones políticas y de los líderes de opinión en quien confía. Como todo esto cambia poco a lo largo de la vida porque solemos crecer y permanecer en grupos relativamente homogéneos, las preferencias políticas resultantes son notablemente estables. La escuela psicológica (Campbell <text:span text:style-name="T1">et al</text:span>. 1960) adopta la misma perspectiva cuando sostiene que la preferencia partidista es uno de tantos vínculos afectivos que el votante desarrolla en su más tierna infancia, haciéndola virtualmente inmutable salvo en circunstancias muy improbables.</text:p>
      <text:p text:style-name="Standard"/>
      <text:p text:style-name="Standard">La escuela racional, de la que se desprende el presente trabajo, también ha construido a partir del supuesto de preferencioas estables. El modelo genérico fija exógenamente las preferencias políticas del votante para, en conjunción con otras premisas abstractas, explicar y predecir su conducta. El modelo espacial del voto condensa este desarrollo teórico con parsimonia y ha influido de manera patente en la disciplina desde la publicación de <text:span text:style-name="T1">La teoría económica de la democracia</text:span> de Downs. </text:p>
      <text:p text:style-name="Standard"/>
      <text:p text:style-name="Standard">Tres son los supuestos centrales del modelo espacial. El supuesto de <text:span text:style-name="T5">unidimensionalidad</text:span> del espacio estipula que, para cada votación nominal, se pueden alinear las alternativas a discusión así como la preferencia de cada votante en una recta. Esto que aparenta ser una simplificación excesiva vive de hecho implícito en las nociones cotidianas de “derecha” e “izquierda” así como explícito en el núcleo duro de los modelos formales del voto. Existen también versiones multidimensionales del modelo (p.ej. Magaloni <text:span text:style-name="T1">et al</text:span>. 2009), ruta que no emprendemos en este artículo. El supuesto de <text:span text:style-name="T5">preferencias euclidianas</text:span> estipula que un votante se distingue de otro por sus respectivos <text:span text:style-name="T1">puntos ideales</text:span>, la coordenada específica del espacio donde cada uno quisiera que se ubique la política pública. Cada votante usa su punto ideal como parámetro para comparar las alternativas a discusión: la más cercana al ideal es preferida a la más lejana. Y el supuesto de <text:span text:style-name="T5">voto sincero</text:span>, que elaboramos más abajo, estipula que el votante se ajusta a la estrecha regla de votar <text:span text:style-name="T6">siempre</text:span> en favor de la alternativa más cercana al ideal, sin consideraciones adicionales.</text:p>
      <text:p text:style-name="Standard"/>
      <text:p text:style-name="P3">–--+--+------+--+---+---</text:p>
      <text:p text:style-name="P4"><text:s text:c="8"/><text:span text:style-name="T1">x</text:span><text:span text:style-name="T7">1</text:span> <text:s text:c="3"/><text:span text:style-name="T1">a</text:span> <text:s text:c="13"/><text:span text:style-name="T2">m</text:span> <text:s text:c="4"/><text:span text:style-name="T1">x</text:span><text:span text:style-name="T7">2</text:span> <text:s text:c="6"/><text:span text:style-name="T1">b</text:span> <text:s text:c="6"/></text:p>
      <text:p text:style-name="P4"/>
      <text:p text:style-name="P4">Figura 1</text:p>
      <text:p text:style-name="P4"/>
      <text:p text:style-name="Standard">La figura 1 ilustra este mecanismo. Los puntos <text:span text:style-name="T1">a</text:span> y <text:span text:style-name="T1">b</text:span> representan dos alternativas que serán puestas a votación; <text:span text:style-name="T1">x</text:span><text:span text:style-name="T7">1</text:span> y <text:span text:style-name="T1">x</text:span><text:span text:style-name="T7">2</text:span> corresponden a los puntos ideales de dos votantes, el primero de izquierda, el otro de centro-derecha; <text:span text:style-name="T1">m</text:span> = (<text:span text:style-name="T1">a</text:span> + <text:span text:style-name="T1">b</text:span>) / 2 es el punto medio entre <text:span text:style-name="T1">a</text:span> y <text:span text:style-name="T1">b</text:span> en el espacio unidimensional. El punto medio permite empezar a sacar conclusiones del modelo ya que todo votante con punto ideal a la izquierda de <text:span text:style-name="T1">m</text:span> (como es el caso de <text:span text:style-name="T1">x</text:span><text:span text:style-name="T7">1</text:span>) estará, por definición, más cerca de <text:span text:style-name="T1">a</text:span> y por ende votará por esta alternativa; los demás (con punto ideal como <text:span text:style-name="T1">x</text:span><text:span text:style-name="T7">2</text:span>) votarán <text:span text:style-name="T1">b</text:span>. </text:p>
      <text:p text:style-name="Standard"><text:soft-page-break/></text:p>
      <text:p text:style-name="Standard">Eric <text:s/>En términos formales, la decisión del votante <text:span text:style-name="T1">i</text:span> entre las alternativas <text:span text:style-name="T1">a</text:span> y <text:span text:style-name="T1">b</text:span> (<text:span text:style-name="T1">a</text:span> &lt; <text:span text:style-name="T1">b</text:span>) la determina el signo de la expresión </text:p>
      <text:p text:style-name="Standard"/>
      <text:p text:style-name="P2"><text:span text:style-name="T1">delta</text:span> * ( <text:span text:style-name="T1">x</text:span><text:span text:style-name="T8">i</text:span> – <text:span text:style-name="T1">m</text:span> ) + <text:span text:style-name="T12">error</text:span></text:p>
      <text:p text:style-name="Standard"/>
      <text:p text:style-name="Standard">donde el término entre paréntesis es el componente determinista del voto; <text:span text:style-name="T12">error</text:span> es el componente estocástico; y <text:span text:style-name="T1">delta</text:span> es un ponderador del componente sistemático... Como el valor absoluto de la diferencia entre xi y m mide la distancia (euclidiana) que separa a la propuesta y la preferencia del votante, una delta más chica le restará peso relativo al componente sistemático de la utilidad dando más juego al estocástico. </text:p>
      <text:p text:style-name="Standard"/>
      <text:p text:style-name="Standard">Nótese que nada en este modelo recién planteado impide el cambio de preferencias. El punto <text:span text:style-name="T1">x</text:span><text:span text:style-name="T8">i</text:span><text:span text:style-name="T1">,</text:span> que las encapsula, suele mantenerse fijo en el espacio por conveniencia, pero si alguna fuerza desplazase al votante el modelo retiene capacidad de explicar el voto. Si las alternativas <text:span text:style-name="T1">a</text:span> y <text:span text:style-name="T1">b</text:span><text:span text:style-name="T6"> se mantienen fijas, </text:span>sólo cambiará el voto si en su desplazamiento el punto <text:span text:style-name="T1">x</text:span><text:span text:style-name="T8">i</text:span> alcanza a cruzar de un lado a otro de <text:span text:style-name="T1">m</text:span>. </text:p>
      <text:p text:style-name="Standard"/>
      <text:p text:style-name="Standard">La teoría racional del voto permite desarrollar explicaciones preliminares de esta clase de desplazamientos de preferencias y aventurar algunas hipótesis. Antes de hacerlo, discutimos la estimación de puntos ideales, un procedimiento derivado del modelo espacial del voto que usaremos en la parte medular de este artículo. </text:p>
      <text:p text:style-name="Standard"/>
      <text:p text:style-name="Standard">FALTA VER DONDE METO EL VOTO EN COMISIONES!!!!</text:p>
      <text:p text:style-name="Standard">Al trasladarla al ámbito de las comisiones, la teoría del voto se nutre en buena medida de la teoría de la representación. La racionalidad individual dicta que el voto del miembro de una comisión reguladora o una legislatura resulte de una traducción mecánica del conjunto de intereses políticos que representa (Fiorina 1974). Quien supone que los políticos desean primordialmente carreras largas y prestigiosas esperará también verlos hacer hasta lo imposible por tener satisfecho a quien tenga ingerencia en su futuro profesional—ya sea el electorado en el distrito, o quien autoriza el presupuesto anual de la agencia, o quien tiene facultad para destituir al agente. En otras palabras, las preferencias políticas de un representante serán las de su elector/electorado y mientras éstas no cambien tampoco se espera cambio en aquéllas.</text:p>
      <text:h text:style-name="Heading_20_2" text:outline-level="2">2 <text:s text:c="2"/>La estimación de puntos ideales</text:h>
      <text:p text:style-name="Standard">Las técnicas de escalaje de preferencia desarrolladas en los últimos 25 años han permitido dotar de un sólido fundamento empírico a este aparato teórico. El importante trabajo de Poole y Rosenthal (1985, 1991) ha demostrado que una teoría, como la espacial, que establece preferencias exógenas para explicar el voto puede invertirse para, a partir de los votos emitidos en un cuerpo colegiado como el IFE, inferir con precisión las preferencias políticas subyacentes de los miembros. </text:p>
      <text:p text:style-name="Standard"/>
      <text:p text:style-name="Standard">Pocos avances metodológicos han complementado como éste al estudio positivo de la política legislativa. Poole y Rosenthal, los pioneros de la especialidad, recopilaron la totalidad de votaciones nominales del Congreso de EE.UU. de 1789 a la fecha para estimar los llamados marcadores NOMINATE<text:span text:style-name="Ref._20_de_20_nota_20_al_20_pie"><text:note text:id="ftn3" text:note-class="footnote"><text:note-citation>1</text:note-citation><text:note-body><text:p text:style-name="Footnote">Nombre derivado del método de estimación <text:span text:style-name="T1">nomina</text:span>l en <text:span text:style-name="T1">t</text:span>res <text:span text:style-name="T1">e</text:span>tapas. Los marcadores pueden obtenerse en <text:a xlink:type="simple" xlink:href="http://voteview.com/"><text:span text:style-name="Internet_20_link"><text:span text:style-name="T4">http://voteview.com</text:span></text:span></text:a>. </text:p></text:note-body></text:note></text:span> de más de 10 mil legisladores, estadísticas que resumen sus puntos ideales. Entre los muchos hallazgos de esta tarea hercúlea cabe destacar la baja dimensionalidad del espacio recuperado: la primera dimensión del modelo rara vez explica menos de 80 por ciento de varianza en el voto global <text:soft-page-break/>en cada legislatura bianual y como resultado el marcador unidimensional de un legislador predice con poco error cualquier votación nominal en particular. Destaca también la reducida variación temporal del marcador de un mismo legislador en el tiempo (Poole y Romer 1993), hallazgo esperable en un sistema donde más de 95 por ciento de los legisladores aspira a la reelección inmediata.</text:p>
      <text:p text:style-name="Standard"/>
      <text:p text:style-name="Standard">La celebración sistemática de votaciones nominales en las cámaras del Congreso mexicano y su reporte desde 1998 abrió la posibilidad de discernir las preferencias de nuestros legisladores con este método. Carece de sentido buscar consistencia temporal debido a la cláusula de no reelección. Pero es mucho lo que puede aprenderse. Los primeros estudios revelan patrones interesantes, como por ejemplo los niveles inusitados de homogeneidad intra-partidista (Robles 2009), hallazgo esperable en un sistema donde ambición necesariamente lleva el adjetivo progresiva y que mantiene un control centralizado de las nominaciones y recursos de campaña.</text:p>
      <text:p text:style-name="Standard"/>
      <text:p text:style-name="Standard">También se ha echado mano del escalaje de preferencias para el estudio de otros cuerpos colegiados, notablemente la Corte Suprema de EE.UU. La estimación de puntos ideales en cuerpos pequeños plantea retos de estimación que la metodología original sobrepone sólo con importantes restricciones (Londregan 2000) pero que una especificación bayesiana supera satisfactoriamente (Clinton <text:span text:style-name="T1">et al</text:span>. 2004).<text:span text:style-name="WW-Ref._20_de_20_nota_20_al_20_pie"><text:note text:id="ftn4" text:note-class="footnote"><text:note-citation>2</text:note-citation><text:note-body><text:p text:style-name="Footnote">El problema radica en el gran número de parámetros que deben ser estimados con muy poca información. El modelo que usamos, por ejemplo, estima dos parámetros por cada votación nominal (el punto medio entre las alternativas y un ponderador del componente sistemático del voto) y un parámetro por cada votante. Si el cuerpo colegiado votase 100 veces consecutivas y tuviese sólo dos miembros, usaría 200 bits de información (los 100 votos de cada miembro) para estimar 202 parámetros, menos de un bit para cada estimación; si tuviese tres miembros la relación cambia a 3 bits por estimación; y si 100 miembros, la relación es más razonable: 33 bits por estimación. Para un repaso de la pluralidad de propuestas metodológicas para el análisis de votaciones nominales vea Carroll <text:span text:style-name="T1">et al</text:span>. (2008) y Robles (2009).</text:p></text:note-body></text:note></text:span> Martin y Quinn (2002) han ofrecido una versión dinámica del modelo que estima preferencias semestrales, permitiendo así fluctuaciones y, por ende, la detección de posibles cambios en preferencias de los jueces. Con su largo mandato (los nombramientos a la Corte Suprema de EE.UU. son vitalicios) y su inamovilidad, un ministro puede darse el lujo de afinar o incluso cambiar criterios jurídicos a lo largo de su carrera sin temor a represalias de otros políticos. Con este aparato, que retomaremos más abajo, Martin y Quinn detectan a cuando menos siete de los 29 ministros que portaron la toga entre 1953 y 1999 con cambios muy marcados en preferencias en un lapso corto, y cinco más con cambios menores pero visibles. </text:p>
      <text:h text:style-name="Heading_20_2" text:outline-level="2">3 <text:s text:c="2"/>El desplazamiento en el espacio</text:h>
      <text:p text:style-name="Standard">Eric <text:s/>Nos ha sorprendido la escasa atención dedicada a fundamentar o cuestionar, teórica o empíricamente el ubicuo supuesto que las preferencias y la ideología que las enmarca son rasgos consistentes en el tiempo (Epstein et al. 1998).</text:p>
      <text:p text:style-name="Standard"/>
      <text:p text:style-name="Standard">¿Es válido o no interpretar cambios en los puntos ideales de uno o más miembros de una comisión en el tiempo como producto de un cambio en preferencias sinceras? Lo es si se cumplen los supuestos del modelo espacial del voto. En particular, tenemos en mente el supuesto de voto sincero. </text:p>
      <text:p text:style-name="Standard"/>
      <text:p text:style-name="Standard">El voto que no es sincero es estratégico. El estratega no solo toma la opción que más le place, sino que se esfuerza por anticipar lo que hará el adversario. Una noción muy borgiana: pensar al adversario pensándote a ti. Y esto puede hacerte no tomar la opción que más te gusta inmediatamente. </text:p>
      <text:p text:style-name="Standard"/>
      <text:p text:style-name="Standard">Tres son las grandes fuentes de estrategia: el voto sofisticado, el <text:span text:style-name="T1">logrolling</text:span>, y el autocontrol. Se pueden aventurar hipótesis sobre su efecto en el movimiento de puntos ideales.</text:p>
      <text:p text:style-name="P1"/>
      <text:p text:style-name="Standard"><text:soft-page-break/>El voto sofisticado consiste en apoyar tu segunda alternativa (o alguna intermedia en el orden de preferencia) cuando esperas que tu preferida perderá. Más específicamente, ocurre en una secuencia de votaciones pareadas cuando, en cada paso, se pondera la estrategia óptima a la luz de lo que harán los demás votantes en los pasos subsecuentes en vez de optar simplemente por la alternativa más cercana a tu ideal. El ejemplo clásico (Enelow y Koehler 1980) involucra una propuesta (P) relativamente radical, como la propuesta el 16 de diciembre de 1997 en el IFE para que fuese el consejero presidente quien nombrara y removiera a los nuevos titulares de comunicación social, asuntos internacionales y contraloría interna del órgano. Aunque la creación de dichas unidades era deseada por la mayoría, también podía anticiparse que, otorgándole el control al presidente, P sería derrotada por el status quo (Q). En un intento por salvar la iniciativa, se puso sobre la mesa una enmienda (E) más atractiva para los moderados. La moción estableció que los titulares fuesen nombrados y removidos por el Consejo General a propuesta del presidente. En estos términos, el ordenamiento izquierda-derecha de las alternativas queda en Q-E-P, donde la derecha está a favor de reforzar las facultades de la presidencia, la izquierda por la soberanía del Consejo General.</text:p>
      <text:p text:style-name="Standard"/>
      <text:p text:style-name="Standard">Para ilustrar el voto sofisticado se establecerá una regla de votación que enfrenta primero a P contra E, y luego al ganador contra Q.<text:span text:style-name="WW-Ref._20_de_20_nota_20_al_20_pie"><text:note text:id="ftn5" text:note-class="footnote"><text:note-citation>3</text:note-citation><text:note-body><text:p text:style-name="Footnote">La agenda que se siguió en el acuerdo referido fue Q contra P y, de ganar ésta, P contra E. Aunque también permite ilustrar el voto estratégico, lo hace de modo menos elocuente que nuestro ejemplo.</text:p></text:note-body></text:note></text:span> Bajo el supuesto de que el resultado de la votación inicial con voto sincero fuese la victoria de E, todo votante a la derecha de (E+P)/2 (el punto medio de E contra P) habría votado en favor de P primero, y lo haría a favor de E en la segunda votación; los votantes moderados, con ideales entre (Q+E)/2 y (P+E)/2, habrían votado en favor de E primero, y harían lo mismo después; todos a la izquierda de (Q+E)/2 habrían votado en favor de E primero, y lo harían en favor de Q después. El desenlace sincero sería E. Pero, con esta agenda, votar sinceramente no es la mejor estrategia de la izquierda. Como en el voto final E derrota a Q, pero Q derrota a P, la votación inicial debe verse, desde una perspectiva estratégica, no como E contra P sino E contra Q (que derrotará a P). Al izquierdista le conviene apoyar la propuesta radical P en el voto inicial ya que, si la derecha votase sinceramente, garantizaría la supervivencia del status quo. Y si la derecha también se comporta estratégicamente, optaría por E en el voto inicial para evitar el triunfo de su peor alternativa después.</text:p>
      <text:p text:style-name="Standard"/>
      <text:p text:style-name="Standard">Estas consideraciones estratégicas alteran el perfil de votación de izquierda, moderados y derecha: si sinceramente votan respectivamente E, E y P en el voto inicial, estratégicamente lo hacen por P, E y E, respectivamente. La inversión de los votos de los extremistas no tendrá efecto en la estimación de puntos ideales (siguen votando unos contra otros). Pero el cambio de alianza sincera entre moderados e izquierda por otra estratégica entre moderados y derecha sesgará la estimación del punto ideal de los moderados. Y si lo que en verdad hubiese fuera una combinación de votaciones sinceras y sofisticadas a lo largo de un mismo consejo (lo cual ocurriría si hay agendas simples y otras complejas), aumentaría el error de estimación del centro del espectro.</text:p>
      <text:p text:style-name="Standard"/>
      <text:p text:style-name="Standard">Sin embargo, a reserva de que la propensión al voto estratégico tuviese correlación con el tiempo (no veo razón para esperar esto), este tipo de conducta estratégica no debiera resultar en desplazamiento. Pero un cambio en la composición del consejo (como en 2000 o en 2008) sí podría engendrar desplazamiento porque cambien los pesos partidistas y con ello las expectativas de triunfo de las primera alternativas sinceras de los consejeros.</text:p>
      <text:p text:style-name="Standard"/>
      <text:p text:style-name="Standard">La segunda fuente de estrategia es el intercambio de votos o <text:span text:style-name="T1">logrolling</text:span>. Si la izquierda y la derecha dieran más importancia a la comunicación social y a la contraloría interna del IFE, respectivamente, la primera podría apoyar la iniciativa sinceramente menos buena de la iniciativa de contraloría interna a cambio del apoyo de la derecha en favor de la iniciativa de comunicación preferida por la izquierda. <text:soft-page-break/>Como consecuencia del <text:span text:style-name="T1">logrolling</text:span>, quienes comparten la misma ideología pueden, de hecho, votar diferente. Y en este caso el desplazamiento es esperable en la medida en que cambien los acuerdos de intercambio y las circunstancias para negociarlos. Pero por otro lado, el intercambio de votos es más probable entre actores adyacentes que entre actores más dictantes, éstos estarán apoyando adefesios mayores para sus representados a cambio de lo que sí quieren. De modo que el sesgo debiera manifestarse más en recorrer la frontera entre los votos afirmativos y negativos que en coaliciones desconectadas.</text:p>
      <text:p text:style-name="Standard"/>
      <text:p text:style-name="Standard">La tercera fuente de consideraciones estratégicas encuentra su origen en el entorno político de un consejo. La presencia de actores con poderes para incidir, positiva o negativamente, en las carreras de los consejeros es un fuerte aliciente para que éstos actúen en consecuencia. En nuestro trabajo previo sostuvimos que sobresalen cuando menos dos actores en esta posición: las cámaras del Congreso, que pueden siempre iniciar un juicio político para destituir a uno o más consejeros del IFE modificar la legislación que gobierna los poderes del IFE; y el TRIFE, facultado para revertir o modificar los acuerdos y resoluciones del IFE. La amenaza de vetos ex-post debiera bastar para que los miembros del consejo moderen, ex-ante, sus acciones. Habrá decisiones que, por enfurecer a uno de estos actores externos, serán retiradas de la agenda; o, de ser sostenidas, debieran engendrar un mayor grado de unanimidad en el consejo. Como resultado, veremos menos polarización en estos casos de la que, sinceramente, sostienen los consejeros. Drift? sólo en la medida en que haya un ciclo temporal en esta clase de situaciones. O que cambie la correlación de fuerzas de los actores externos (p.ej. que cambie la propensión a que partidos se coaliguen en diputados...) </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MX"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Ref._20_de_20_nota_20_al_20_pie" style:display-name="Ref. de nota al pie" style:family="text">
      <style:text-properties style:text-position="super 58%"/>
    </style:style>
    <style:style style:name="WW-Fuente_20_de_20_párrafo_20_predeter." style:display-name="WW-Fuente de párrafo predeter." style:family="text"/>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Ref._20_de_20_nota_20_al_20_pie" style:display-name="WW-Ref. de nota al pie"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ric Magar</meta:initial-creator>
    <meta:creation-date>2009-05-22T13:34:04.28</meta:creation-date>
    <dc:date>2009-05-22T22:59:55.51</dc:date>
    <dc:creator>Eric Magar</dc:creator>
    <meta:editing-duration>PT09H09M17S</meta:editing-duration>
    <meta:editing-cycles>22</meta:editing-cycles>
    <meta:generator>OpenOffice.org/3.0$Win32 OpenOffice.org_project/300m15$Build-9379</meta:generator>
    <meta:document-statistic meta:table-count="0" meta:image-count="0" meta:object-count="0" meta:page-count="5" meta:paragraph-count="35" meta:word-count="2790" meta:character-count="17265"/>
    <meta:user-defined meta:name="Info 1"/>
    <meta:user-defined meta:name="Info 2"/>
    <meta:user-defined meta:name="Info 3"/>
    <meta:user-defined meta:name="Info 4"/>
  </office:meta>
</office:document-meta>
</file>